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7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60" style:family="paragraph" style:parent-style-name="Table_20_Contents">
      <style:text-properties style:font-name="ＭＳ Ｐゴシック" style:font-name-asian="ＭＳ Ｐゴシック"/>
    </style:style>
    <style:style style:name="P16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62" style:family="paragraph" style:parent-style-name="Standard" style:list-style-name="L128">
      <style:text-properties style:font-name="Arial" fo:font-size="13pt" style:font-name-asian="Arimo" style:font-size-asian="13pt" style:font-size-complex="13pt"/>
    </style:style>
    <style:style style:name="P163" style:family="paragraph" style:parent-style-name="Text_20_body" style:list-style-name="L128">
      <style:text-properties style:font-name="Arial" fo:font-size="13pt" style:font-name-asian="Arimo" style:font-size-asian="13pt" style:font-size-complex="13pt"/>
    </style:style>
    <style:style style:name="P164" style:family="paragraph" style:parent-style-name="Text_20_body">
      <style:text-properties style:font-name="ＭＳ Ｐゴシック" style:font-name-asian="ＭＳ Ｐゴシック"/>
    </style:style>
    <style:style style:name="P165" style:family="paragraph" style:parent-style-name="Text_20_body" style:list-style-name="L127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6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6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6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6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7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2136195316123616147" text:style-name="L1">
              <text:list-item>
                <text:p text:style-name="P17">開始 <text:s/>：　１０：１０무렵</text:p>
              </text:list-item>
              <text:list-item>
                <text:p text:style-name="P17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8324782021177804906" text:style-name="L2">
              <text:list-item>
                <text:p text:style-name="P18">足立工業。세 사람. </text:p>
              </text:list-item>
              <text:list-item>
                <text:p text:style-name="P18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8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8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8021670474750856142" text:style-name="L3">
              <text:list-item>
                <text:p text:style-name="P19">바이브는 세 사람으로 했었다. 제일 마지막, 슬라브를 칠 때가 되어, 두 사람으로 했다.</text:p>
              </text:list-item>
              <text:list-item>
                <text:p text:style-name="P19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2084616026335877780" text:style-name="L4">
              <text:list-item>
                <text:p text:style-name="P20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6540047470634593339" text:style-name="L5">
              <text:list-item>
                <text:p text:style-name="P21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1426447819724160429" text:style-name="L6">
              <text:list-item>
                <text:p text:style-name="P22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1956547884634389872" text:style-name="L7">
              <text:list-item>
                <text:p text:style-name="P23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5935371202641446743" text:style-name="L8">
              <text:list-item>
                <text:p text:style-name="P24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3559232740050615046" text:style-name="L9">
              <text:list-item>
                <text:p text:style-name="P25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6673368631656688197" text:style-name="L10">
              <text:list-item>
                <text:p text:style-name="P26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8397801828523968567" text:style-name="L11">
              <text:list-item>
                <text:p text:style-name="P2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6360279179073282820" text:style-name="L12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7430320685517820830" text:style-name="L13">
              <text:list-item>
                <text:p text:style-name="P29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6305569546891327225" text:style-name="L14">
              <text:list-item>
                <text:p text:style-name="P30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7136718361471268177" text:style-name="L15">
              <text:list-item>
                <text:p text:style-name="P31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8842712026211893839" text:style-name="L16">
              <text:list-item>
                <text:p text:style-name="P32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3789434985480842556" text:style-name="L17">
              <text:list-item>
                <text:p text:style-name="P33">開始　：　９時すぎか。</text:p>
              </text:list-item>
              <text:list-item>
                <text:p text:style-name="P33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2025077051753895274" text:style-name="L18">
              <text:list-item>
                <text:p text:style-name="P34">那須産業。두 사람.</text:p>
              </text:list-item>
              <text:list-item>
                <text:p text:style-name="P34">한 사람은 일본인. <text:s/>다른 사람은 베트남인인가.</text:p>
              </text:list-item>
              <text:list-item>
                <text:p text:style-name="P34">일본인 분. 직장인가. 체격이 좋다. / 처음 때, 토공 가게 분들의 이른바 `도시락` 을 스스로 그 위치를 바꾸고 있었다. </text:p>
              </text:list-item>
              <text:list-item>
                <text:p text:style-name="P34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6091198444325738937" text:style-name="L19">
              <text:list-item>
                <text:p text:style-name="P35">바이브(진동기), 두 사람. / 내가 담당했던 사람은 베트남인. 젊다. 작은 몸집.</text:p>
              </text:list-item>
              <text:list-item>
                <text:p text:style-name="P35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4984156051064811789" text:style-name="L20">
              <text:list-item>
                <text:p text:style-name="P36">본직 사람일까. 175 정도. 긴 몸집. 길쭉하다.</text:p>
              </text:list-item>
              <text:list-item>
                <text:p text:style-name="P36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7753364276817771789" text:style-name="L21">
              <text:list-item>
                <text:p text:style-name="P37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4940242396375947060" text:style-name="L22">
              <text:list-item>
                <text:p text:style-name="P38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6376570731441660350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6438312589150936262" text:style-name="L24">
              <text:list-item>
                <text:p text:style-name="P40">세 명. 소장은 간사이의 사람인가. 말 속에 그 지역의 억양이 넣고 있다.</text:p>
              </text:list-item>
              <text:list-item>
                <text:p text:style-name="P40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2438397115186315970" text:style-name="L25">
              <text:list-item>
                <text:p text:style-name="P41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1487325391087381840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5954758372915480949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1392386199315414911" text:style-name="L28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586879043633597924" text:style-name="L29">
              <text:list-item>
                <text:p text:style-name="P45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8015467088019468641" text:style-name="L30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3455711842492557254" text:style-name="L31">
              <text:list-item>
                <text:p text:style-name="P47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7070048198794316036" text:style-name="L32">
              <text:list-item>
                <text:p text:style-name="P48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8592586605702163056" text:style-name="L33">
              <text:list-item>
                <text:p text:style-name="P49">開始　：　９：１０ 정도</text:p>
              </text:list-item>
              <text:list-item>
                <text:p text:style-name="P49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268806853197660812" text:style-name="L34">
              <text:list-item>
                <text:p text:style-name="P50">`貢石` 。두 명</text:p>
              </text:list-item>
              <text:list-item>
                <text:p text:style-name="P50">컨트롤러를 갓고 있었던 분은 `てつ` 라는 문자가 들어있는 씰을 헬벳에 붙이고 있다.</text:p>
              </text:list-item>
              <text:list-item>
                <text:p text:style-name="P50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6563333377339196664" text:style-name="L35">
              <text:list-item>
                <text:p text:style-name="P51">바이브 두 명.</text:p>
              </text:list-item>
              <text:list-item>
                <text:p text:style-name="P51">내가 담당해던 분은 베트남인. 165 좀. 젊다.</text:p>
              </text:list-item>
              <text:list-item>
                <text:p text:style-name="P51">이전에도 본 적이 있을까. / 본 적이 있는 것 같은 느낌이 있다.</text:p>
              </text:list-item>
              <text:list-item>
                <text:p text:style-name="P51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3917062016964257870" text:style-name="L36">
              <text:list-item>
                <text:p text:style-name="P52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2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2446959228860967339" text:style-name="L37">
              <text:list-item>
                <text:p text:style-name="P53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5462775761298301285" text:style-name="L38">
              <text:list-item>
                <text:p text:style-name="P54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2949751541579163662" text:style-name="L39">
              <text:list-item>
                <text:p text:style-name="P55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402800459739627298" text:style-name="L40">
              <text:list-item>
                <text:p text:style-name="P56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8607624021515142782" text:style-name="L41">
              <text:list-item>
                <text:p text:style-name="P57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7908845244818096690" text:style-name="L42">
              <text:list-item>
                <text:p text:style-name="P58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8895994328013222284" text:style-name="L43">
              <text:list-item>
                <text:p text:style-name="P59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4563408948700968222" text:style-name="L44">
              <text:list-item>
                <text:p text:style-name="P60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5543696673225291424" text:style-name="L45">
              <text:list-item>
                <text:p text:style-name="P61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386703622938456413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9112571985223044552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9131441639462178592" text:style-name="L48">
              <text:list-item>
                <text:p text:style-name="P64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5929985829857930374" text:style-name="L49">
              <text:list-item>
                <text:p text:style-name="P65">開始　９：００무렵 이었을까.</text:p>
              </text:list-item>
              <text:list-item>
                <text:p text:style-name="P65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6136453669514387789" text:style-name="L50">
              <text:list-item>
                <text:p text:style-name="P66">FUJITA</text:p>
              </text:list-item>
              <text:list-item>
                <text:p text:style-name="P66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6379986660619944492" text:style-name="L51">
              <text:list-item>
                <text:p text:style-name="P67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3885557304866901967" text:style-name="L52">
              <text:list-item>
                <text:p text:style-name="P68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2175327366521156944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6723774549308705371" text:style-name="L54">
              <text:list-item>
                <text:p text:style-name="P70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4480875784253477906" text:style-name="L55">
              <text:list-item>
                <text:p text:style-name="P71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7762291668249516295" text:style-name="L56">
              <text:list-item>
                <text:p text:style-name="P72">세 사람. 타설 담당은 두 사람. / 모두 키가 크다.</text:p>
              </text:list-item>
              <text:list-item>
                <text:p text:style-name="P72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1010760941745931105" text:style-name="L57">
              <text:list-item>
                <text:p text:style-name="P73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1638586915628828580" text:style-name="L58">
              <text:list-item>
                <text:p text:style-name="P7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7574688748107358400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8070802699873784954" text:style-name="L60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3468201704123299053" text:style-name="L61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301383199390006443" text:style-name="L62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4315260208879823963" text:style-name="L63">
              <text:list-item>
                <text:p text:style-name="P7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8332058893606943137" text:style-name="L64">
              <text:list-item>
                <text:p text:style-name="P80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6894230964480655652" text:style-name="L65">
              <text:list-item>
                <text:p text:style-name="P81">開始　9시 무렵</text:p>
              </text:list-item>
              <text:list-item>
                <text:p text:style-name="P81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12756704016748081" text:style-name="L66">
              <text:list-item>
                <text:p text:style-name="P82">10 톤. 회사명은 불명. 알아려고 하지 않았다.</text:p>
              </text:list-item>
              <text:list-item>
                <text:p text:style-name="P82">두 명. 모두 젊은 사람.</text:p>
              </text:list-item>
              <text:list-item>
                <text:p text:style-name="P82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3854884653136056205" text:style-name="L67">
              <text:list-item>
                <text:p text:style-name="P83">바이브 두 명. 세 명 이었던 때도 있었을까.</text:p>
              </text:list-item>
              <text:list-item>
                <text:p text:style-name="P83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6661025631309315389" text:style-name="L68">
              <text:list-item>
                <text:p text:style-name="P84">전기 본직 분 있을까. &lt;2&gt; 아사쿠사에서 오는다라고 한다.</text:p>
              </text:list-item>
              <text:list-item>
                <text:p text:style-name="P84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3919116711255868402" text:style-name="L69">
              <text:list-item>
                <text:p text:style-name="P8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538254245171628930" text:style-name="L70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5165331370765923313" text:style-name="L71">
              <text:list-item>
                <text:p text:style-name="P8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1871748450194647697" text:style-name="L72">
              <text:list-item>
                <text:p text:style-name="P88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1675454877162486266" text:style-name="L73">
              <text:list-item>
                <text:p text:style-name="P89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2302581591803769581" text:style-name="L74">
              <text:list-item>
                <text:p text:style-name="P9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965839787052269821" text:style-name="L75">
              <text:list-item>
                <text:p text:style-name="P9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3670718142228439646" text:style-name="L76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5037304463362006360" text:style-name="L77">
              <text:list-item>
                <text:p text:style-name="P93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1183006133140661103" text:style-name="L78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4552114503005552070" text:style-name="L79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5089901456949061181" text:style-name="L80">
              <text:list-item>
                <text:p text:style-name="P96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5733065657311723368" text:style-name="L81">
              <text:list-item>
                <text:p text:style-name="P97">開始　：　10 시 지날 때.</text:p>
              </text:list-item>
              <text:list-item>
                <text:p text:style-name="P97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4873327505452982321" text:style-name="L82">
              <text:list-item>
                <text:p text:style-name="P98">3 명. 모두 일본 사람.</text:p>
              </text:list-item>
              <text:list-item>
                <text:p text:style-name="P98">호스를 잡고 있었던 사람. 젊은 사람. 20대 후방 정도 일까.</text:p>
              </text:list-item>
              <text:list-item>
                <text:p text:style-name="P98">호스 돌리기 담당. 약간 높은 나이의 사람. 60 대 전반 일까. 얼굴 피부는 얕은 검은 색. 얼굴 피부는 얕은 검은 색.</text:p>
              </text:list-item>
              <text:list-item>
                <text:p text:style-name="P98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496388897223830953" text:style-name="L83">
              <text:list-item>
                <text:p text:style-name="P99">내가 담당한 사람. 얼굴 윤곽은 사각형. 165 정도. </text:p>
              </text:list-item>
              <text:list-item>
                <text:p text:style-name="P99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2970965386841340930" text:style-name="L84">
              <text:list-item>
                <text:p text:style-name="P100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262678069992080335" text:style-name="L85">
              <text:list-item>
                <text:p text:style-name="P10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8569335896866677552" text:style-name="L86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591549212352106378" text:style-name="L87">
              <text:list-item>
                <text:p text:style-name="P103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7016014728349529252" text:style-name="L88">
              <text:list-item>
                <text:p text:style-name="P104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6214592245471665830" text:style-name="L89">
              <text:list-item>
                <text:p text:style-name="P105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7943933844265987734" text:style-name="L90">
              <text:list-item>
                <text:p text:style-name="P10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5744579115768093538" text:style-name="L91">
              <text:list-item>
                <text:p text:style-name="P10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6260467935275650579" text:style-name="L92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8211533425723893871" text:style-name="L93">
              <text:list-item>
                <text:p text:style-name="P109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5050652664896168234" text:style-name="L94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3190896814816674608" text:style-name="L95">
              <text:list-item>
                <text:p text:style-name="P111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7087351524155817288" text:style-name="L96">
              <text:list-item>
                <text:p text:style-name="P112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2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4558690292593896189" text:style-name="L129">
              <text:list-item>
                <text:p text:style-name="P143">開始　： ９時半すぎ。</text:p>
              </text:list-item>
              <text:list-item>
                <text:p text:style-name="P143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268019456504701362" text:style-name="L97">
              <text:list-item>
                <text:p text:style-name="P113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789759795846945066" text:style-name="L98">
              <text:list-item>
                <text:p text:style-name="P114">세탁 담당 사람. 고령이라고 보인다.</text:p>
              </text:list-item>
              <text:list-item>
                <text:p text:style-name="P114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4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2425478480925227124" text:style-name="L99">
              <text:list-item>
                <text:p text:style-name="P115">젊은 사람. 30대 중반 정도 일까.</text:p>
              </text:list-item>
              <text:list-item>
                <text:p text:style-name="P115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5445385843904352164" text:style-name="L100">
              <text:list-item>
                <text:p text:style-name="P116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8790898373321924949" text:style-name="L101">
              <text:list-item>
                <text:p text:style-name="P117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4376990027145500957" text:style-name="L102">
              <text:list-item>
                <text:p text:style-name="P118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761972420450485123" text:style-name="L103">
              <text:list-item>
                <text:p text:style-name="P119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1144875628318244095" text:style-name="L104">
              <text:list-item>
                <text:p text:style-name="P120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6802689800872297207" text:style-name="L105">
              <text:list-item>
                <text:p text:style-name="P12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4083371703770467656" text:style-name="L106">
              <text:list-item>
                <text:p text:style-name="P12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3342851591580153458" text:style-name="L107">
              <text:list-item>
                <text:p text:style-name="P12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2018896981143778812" text:style-name="L108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6846833482682114470" text:style-name="L109">
              <text:list-item>
                <text:p text:style-name="P125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6035571987200452717" text:style-name="L110">
              <text:list-item>
                <text:p text:style-name="P12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1319874207531510719" text:style-name="L111">
              <text:list-item>
                <text:p text:style-name="P127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/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刻</text:p>
          </table:table-cell>
          <table:table-cell table:style-name="表6.C2" office:value-type="string">
            <text:list xml:id="list36792833" text:continue-list="list3789434985480842556" text:style-name="L17">
              <text:list-item>
                <text:p text:style-name="P33">開始</text:p>
              </text:list-item>
              <text:list-item>
                <text:p text:style-name="P33">詰所到着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<text:soft-page-break/>ポンプ</text:p>
          </table:table-cell>
          <table:table-cell table:style-name="表6.C2" office:value-type="string">
            <text:list xml:id="list207543338224980096" text:style-name="L130">
              <text:list-item>
                <text:p text:style-name="P144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3312422914992722817" text:style-name="L131">
              <text:list-item>
                <text:p text:style-name="P145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8049796898831545835" text:style-name="L132">
              <text:list-item>
                <text:p text:style-name="P146"/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2060192078535915789" text:style-name="L133">
              <text:list-item>
                <text:p text:style-name="P147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8698150906611322368" text:style-name="L134">
              <text:list-item>
                <text:p text:style-name="P148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4406804086045114871" text:style-name="L135">
              <text:list-item>
                <text:p text:style-name="P149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9041207939223944622" text:style-name="L136">
              <text:list-item>
                <text:p text:style-name="P150"/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3803470186782368618" text:style-name="L137">
              <text:list-item>
                <text:p text:style-name="P15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2444875604838221004" text:style-name="L138">
              <text:list-item>
                <text:p text:style-name="P152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2423144724082299522" text:style-name="L139">
              <text:list-item>
                <text:p text:style-name="P153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見聞</text:p>
          </table:table-cell>
          <table:table-cell table:style-name="表6.C2" office:value-type="string">
            <text:list xml:id="list4838713100717834536" text:style-name="L140">
              <text:list-item>
                <text:p text:style-name="P154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2777599796424157676" text:style-name="L141">
              <text:list-item>
                <text:p text:style-name="P155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110188617655331295" text:style-name="L142">
              <text:list-item>
                <text:p text:style-name="P156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1721760535217547210" text:style-name="L143">
              <text:list-item>
                <text:p text:style-name="P157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7718232391668409476" text:style-name="L144">
              <text:list-item>
                <text:p text:style-name="P158"/>
              </text:list-item>
            </text:list>
          </table:table-cell>
        </table:table-row>
      </table:table>
      <text:p text:style-name="P14"><text:soft-page-break/></text:p>
      <text:p text:style-name="P4">[/ XXXX] </text:p>
      <text:p text:style-name="P14"/>
      <text:p text:style-name="P5"/>
      <text:p text:style-name="P5"/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6793840" text:continue-list="list36792833" text:style-name="L17">
              <text:list-item>
                <text:p text:style-name="P33">開始</text:p>
              </text:list-item>
              <text:list-item>
                <text:p text:style-name="P33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895703122405511068" text:style-name="L112">
              <text:list-item>
                <text:p text:style-name="P12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7056883179650670495" text:style-name="L113">
              <text:list-item>
                <text:p text:style-name="P129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3798751029148205282" text:style-name="L114">
              <text:list-item>
                <text:p text:style-name="P130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1303334908590442622" text:style-name="L115">
              <text:list-item>
                <text:p text:style-name="P13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6143306367203484058" text:style-name="L116">
              <text:list-item>
                <text:p text:style-name="P132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oft-page-break/><text:span text:style-name="T2">ん</text:span></text:p>
          </table:table-cell>
          <table:table-cell table:style-name="表13.C2" office:value-type="string">
            <text:list xml:id="list7172959314866484114" text:style-name="L117">
              <text:list-item>
                <text:p text:style-name="P133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7503473949881425045" text:style-name="L118">
              <text:list-item>
                <text:p text:style-name="P134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7948220168015342014" text:style-name="L119">
              <text:list-item>
                <text:p text:style-name="P13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1989615396337475935" text:style-name="L120">
              <text:list-item>
                <text:p text:style-name="P136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5639827027753182695" text:style-name="L121">
              <text:list-item>
                <text:p text:style-name="P13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2272945425506995174" text:style-name="L122">
              <text:list-item>
                <text:p text:style-name="P13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2032675477013688920" text:style-name="L123">
              <text:list-item>
                <text:p text:style-name="P139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4603212803232328987" text:style-name="L124">
              <text:list-item>
                <text:p text:style-name="P140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1102557290225037495" text:style-name="L125">
              <text:list-item>
                <text:p text:style-name="P14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1643645760577367250" text:style-name="L126">
              <text:list-item>
                <text:p text:style-name="P142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5220373300002046928" text:style-name="L127">
        <text:list-item>
          <text:p text:style-name="P165">start apps</text:p>
          <text:list>
            <text:list-item>
              <text:p text:style-name="P165">doc (this)</text:p>
            </text:list-item>
            <text:list-item>
              <text:p text:style-name="P165">folder : C:\WORKS_2\WS\WS_Others.miscs\misc_files</text:p>
            </text:list-item>
            <text:list-item>
              <text:p text:style-name="P165">web page</text:p>
              <text:list>
                <text:list-item>
                  <text:p text:style-name="P165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3699224057392128874" text:style-name="L128">
        <text:list-item>
          <text:p text:style-name="P163">close</text:p>
          <text:list>
            <text:list-item>
              <text:p text:style-name="P163">image file</text:p>
            </text:list-item>
            <text:list-item>
              <text:p text:style-name="P163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63">folder : C:\WORKS_2\WS\WS_Others.miscs\misc_files</text:p>
            </text:list-item>
            <text:list-item>
              <text:p text:style-name="P163">this</text:p>
            </text:list-item>
          </text:list>
        </text:list-item>
        <text:list-item>
          <text:p text:style-name="P163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6797274" text:continue-numbering="true" text:style-name="L128">
        <text:list-item>
          <text:p text:style-name="P162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1-17T16:55:20.49</dc:date>
    <dc:creator>iwabuchi ken</dc:creator>
    <meta:editing-duration>P2DT8H38M27S</meta:editing-duration>
    <meta:editing-cycles>329</meta:editing-cycles>
    <meta:generator>OpenOffice/4.1.3$Win32 OpenOffice.org_project/413m1$Build-9783</meta:generator>
    <meta:document-statistic meta:table-count="10" meta:image-count="0" meta:object-count="0" meta:page-count="16" meta:paragraph-count="489" meta:word-count="4330" meta:character-count="7475"/>
  </office:meta>
</office:document-meta>
</file>